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4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7" table:default-cell-style-name="Default"/>
        <table:table-row table:style-name="ro1">
          <table:table-cell office:value-type="string">
            <text:p>Test Set Size</text:p>
          </table:table-cell>
          <table:table-cell table:style-name="ce1" office:value-type="string">
            <text:p>Bubble</text:p>
          </table:table-cell>
          <table:table-cell table:style-name="ce1" office:value-type="string">
            <text:p>Shell</text:p>
          </table:table-cell>
          <table:table-cell table:style-name="ce1" office:value-type="string">
            <text:p>Insertion</text:p>
          </table:table-cell>
          <table:table-cell table:style-name="ce1" office:value-type="string">
            <text:p>Select</text:p>
          </table:table-cell>
          <table:table-cell table:style-name="ce1" office:value-type="string">
            <text:p>Radix</text:p>
          </table:table-cell>
          <table:table-cell table:style-name="ce1" office:value-type="string">
            <text:p>Merge</text:p>
          </table:table-cell>
          <table:table-cell table:style-name="ce1" office:value-type="string">
            <text:p>Quick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13219">
            <text:p>0.013219</text:p>
            <draw:frame table:end-cell-address="Sheet1.O32" table:end-x="0.752cm" table:end-y="0.318cm" draw:z-index="0" draw:style-name="gr1" draw:text-style-name="P1" svg:width="28.412cm" svg:height="13.575cm" svg:x="1.695cm" svg:y="0.292cm">
              <draw:object draw:notify-on-update-of-ranges="Sheet1.A1:Sheet1.A1 Sheet1.A2:Sheet1.A19 Sheet1.B1:Sheet1.B1 Sheet1.B2:Sheet1.B19 Sheet1.C1:Sheet1.C1 Sheet1.C2:Sheet1.C19 Sheet1.D1:Sheet1.D1 Sheet1.D2:Sheet1.D19 Sheet1.E1:Sheet1.E1 Sheet1.E2:Sheet1.E19 Sheet1.F1:Sheet1.F1 Sheet1.F2:Sheet1.F19 Sheet1.G1:Sheet1.G1 Sheet1.G2:Sheet1.G19 Sheet1.H1:Sheet1.H1 Sheet1.H2:Sheet1.H1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office:value-type="float" office:value="0.008111">
            <text:p>0.008111</text:p>
          </table:table-cell>
          <table:table-cell office:value-type="float" office:value="0.007606">
            <text:p>0.007606</text:p>
          </table:table-cell>
          <table:table-cell office:value-type="float" office:value="0.013073">
            <text:p>0.013073</text:p>
          </table:table-cell>
          <table:table-cell office:value-type="float" office:value="0.115863">
            <text:p>0.115863</text:p>
          </table:table-cell>
          <table:table-cell office:value-type="float" office:value="0.017084">
            <text:p>0.017084</text:p>
          </table:table-cell>
          <table:table-cell office:value-type="float" office:value="0.025373">
            <text:p>0.02537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7298">
            <text:p>0.007298</text:p>
          </table:table-cell>
          <table:table-cell office:value-type="float" office:value="0.01269">
            <text:p>0.01269</text:p>
          </table:table-cell>
          <table:table-cell office:value-type="float" office:value="0.012311">
            <text:p>0.012311</text:p>
          </table:table-cell>
          <table:table-cell office:value-type="float" office:value="0.008664">
            <text:p>0.008664</text:p>
          </table:table-cell>
          <table:table-cell office:value-type="float" office:value="0.043089">
            <text:p>0.043089</text:p>
          </table:table-cell>
          <table:table-cell office:value-type="float" office:value="0.024943">
            <text:p>0.024943</text:p>
          </table:table-cell>
          <table:table-cell office:value-type="float" office:value="0.041569">
            <text:p>0.041569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16286">
            <text:p>0.016286</text:p>
          </table:table-cell>
          <table:table-cell office:value-type="float" office:value="0.004796">
            <text:p>0.004796</text:p>
          </table:table-cell>
          <table:table-cell office:value-type="float" office:value="0.005135">
            <text:p>0.005135</text:p>
          </table:table-cell>
          <table:table-cell office:value-type="float" office:value="0.013176">
            <text:p>0.013176</text:p>
          </table:table-cell>
          <table:table-cell office:value-type="float" office:value="0.023692">
            <text:p>0.023692</text:p>
          </table:table-cell>
          <table:table-cell office:value-type="float" office:value="0.045627">
            <text:p>0.045627</text:p>
          </table:table-cell>
          <table:table-cell office:value-type="float" office:value="0.052429">
            <text:p>0.05242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62724">
            <text:p>0.062724</text:p>
          </table:table-cell>
          <table:table-cell office:value-type="float" office:value="0.007077">
            <text:p>0.007077</text:p>
          </table:table-cell>
          <table:table-cell office:value-type="float" office:value="0.014246">
            <text:p>0.014246</text:p>
          </table:table-cell>
          <table:table-cell office:value-type="float" office:value="0.033244">
            <text:p>0.033244</text:p>
          </table:table-cell>
          <table:table-cell office:value-type="float" office:value="0.041897">
            <text:p>0.041897</text:p>
          </table:table-cell>
          <table:table-cell office:value-type="float" office:value="0.014111">
            <text:p>0.014111</text:p>
          </table:table-cell>
          <table:table-cell office:value-type="float" office:value="0.029009">
            <text:p>0.02900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255041">
            <text:p>0.255041</text:p>
          </table:table-cell>
          <table:table-cell office:value-type="float" office:value="0.02128">
            <text:p>0.02128</text:p>
          </table:table-cell>
          <table:table-cell office:value-type="float" office:value="0.037511">
            <text:p>0.037511</text:p>
          </table:table-cell>
          <table:table-cell office:value-type="float" office:value="0.138119">
            <text:p>0.138119</text:p>
          </table:table-cell>
          <table:table-cell office:value-type="float" office:value="0.067472">
            <text:p>0.067472</text:p>
          </table:table-cell>
          <table:table-cell office:value-type="float" office:value="0.026463">
            <text:p>0.026463</text:p>
          </table:table-cell>
          <table:table-cell office:value-type="float" office:value="0.028752">
            <text:p>0.028752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.721142">
            <text:p>1.721142</text:p>
          </table:table-cell>
          <table:table-cell office:value-type="float" office:value="0.118429">
            <text:p>0.118429</text:p>
          </table:table-cell>
          <table:table-cell office:value-type="float" office:value="0.272361">
            <text:p>0.272361</text:p>
          </table:table-cell>
          <table:table-cell office:value-type="float" office:value="0.81872">
            <text:p>0.81872</text:p>
          </table:table-cell>
          <table:table-cell office:value-type="float" office:value="0.18981">
            <text:p>0.18981</text:p>
          </table:table-cell>
          <table:table-cell office:value-type="float" office:value="0.132431">
            <text:p>0.132431</text:p>
          </table:table-cell>
          <table:table-cell office:value-type="float" office:value="0.103453">
            <text:p>0.103453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6.954642">
            <text:p>6.954642</text:p>
          </table:table-cell>
          <table:table-cell office:value-type="float" office:value="0.232347">
            <text:p>0.232347</text:p>
          </table:table-cell>
          <table:table-cell office:value-type="float" office:value="0.959468">
            <text:p>0.959468</text:p>
          </table:table-cell>
          <table:table-cell office:value-type="float" office:value="3.161142">
            <text:p>3.161142</text:p>
          </table:table-cell>
          <table:table-cell office:value-type="float" office:value="0.323236">
            <text:p>0.323236</text:p>
          </table:table-cell>
          <table:table-cell office:value-type="float" office:value="0.193064">
            <text:p>0.193064</text:p>
          </table:table-cell>
          <table:table-cell office:value-type="float" office:value="0.19718">
            <text:p>0.19718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8.538557">
            <text:p>28.538557</text:p>
          </table:table-cell>
          <table:table-cell office:value-type="float" office:value="0.558958">
            <text:p>0.558958</text:p>
          </table:table-cell>
          <table:table-cell office:value-type="float" office:value="4.1215">
            <text:p>4.1215</text:p>
          </table:table-cell>
          <table:table-cell office:value-type="float" office:value="11.62406">
            <text:p>11.62406</text:p>
          </table:table-cell>
          <table:table-cell office:value-type="float" office:value="0.63073">
            <text:p>0.63073</text:p>
          </table:table-cell>
          <table:table-cell office:value-type="float" office:value="0.395953">
            <text:p>0.395953</text:p>
          </table:table-cell>
          <table:table-cell office:value-type="float" office:value="0.406859">
            <text:p>0.406859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86.265751">
            <text:p>186.265751</text:p>
          </table:table-cell>
          <table:table-cell office:value-type="float" office:value="1.729134">
            <text:p>1.729134</text:p>
          </table:table-cell>
          <table:table-cell office:value-type="float" office:value="26.66457">
            <text:p>26.66457</text:p>
          </table:table-cell>
          <table:table-cell office:value-type="float" office:value="75.309439">
            <text:p>75.309439</text:p>
          </table:table-cell>
          <table:table-cell office:value-type="float" office:value="1.568536">
            <text:p>1.568536</text:p>
          </table:table-cell>
          <table:table-cell office:value-type="float" office:value="1.16239">
            <text:p>1.16239</text:p>
          </table:table-cell>
          <table:table-cell office:value-type="float" office:value="1.179668">
            <text:p>1.179668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819.756882">
            <text:p>819.756882</text:p>
          </table:table-cell>
          <table:table-cell office:value-type="float" office:value="3.990999">
            <text:p>3.990999</text:p>
          </table:table-cell>
          <table:table-cell office:value-type="float" office:value="126.899017">
            <text:p>126.899017</text:p>
          </table:table-cell>
          <table:table-cell office:value-type="float" office:value="328.00296">
            <text:p>328.00296</text:p>
          </table:table-cell>
          <table:table-cell office:value-type="float" office:value="2.664475">
            <text:p>2.664475</text:p>
          </table:table-cell>
          <table:table-cell office:value-type="float" office:value="2.522151">
            <text:p>2.522151</text:p>
          </table:table-cell>
          <table:table-cell office:value-type="float" office:value="2.613708">
            <text:p>2.613708</text:p>
          </table:table-cell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3697.893734">
            <text:p>3697.893734</text:p>
          </table:table-cell>
          <table:table-cell office:value-type="float" office:value="9.357743">
            <text:p>9.357743</text:p>
          </table:table-cell>
          <table:table-cell office:value-type="float" office:value="575.485706">
            <text:p>575.485706</text:p>
          </table:table-cell>
          <table:table-cell office:value-type="float" office:value="1418.615488">
            <text:p>1418.615488</text:p>
          </table:table-cell>
          <table:table-cell office:value-type="float" office:value="5.278586">
            <text:p>5.278586</text:p>
          </table:table-cell>
          <table:table-cell office:value-type="float" office:value="5.630202">
            <text:p>5.630202</text:p>
          </table:table-cell>
          <table:table-cell office:value-type="float" office:value="6.007934">
            <text:p>6.007934</text:p>
          </table:table-cell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5000">
            <text:p>25000</text:p>
          </table:table-cell>
          <table:table-cell office:value-type="float" office:value="34.923499">
            <text:p>34.923499</text:p>
          </table:table-cell>
          <table:table-cell office:value-type="float" office:value="5254.582966">
            <text:p>5254.582966</text:p>
          </table:table-cell>
          <table:table-cell office:value-type="float" office:value="12060.082066">
            <text:p>12060.082066</text:p>
          </table:table-cell>
          <table:table-cell office:value-type="float" office:value="21.000163">
            <text:p>21.000163</text:p>
          </table:table-cell>
          <table:table-cell office:value-type="float" office:value="16.642173">
            <text:p>16.642173</text:p>
          </table:table-cell>
          <table:table-cell office:value-type="float" office:value="17.970252">
            <text:p>17.970252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table:style-name="ce2"/>
          <table:table-cell office:value-type="float" office:value="104.732371">
            <text:p>104.732371</text:p>
          </table:table-cell>
          <table:table-cell table:number-columns-repeated="2" table:style-name="ce2" office:value-type="string">
            <text:p>DNF</text:p>
          </table:table-cell>
          <table:table-cell office:value-type="float" office:value="70.350368">
            <text:p>70.350368</text:p>
          </table:table-cell>
          <table:table-cell office:value-type="float" office:value="39.906916">
            <text:p>39.906916</text:p>
          </table:table-cell>
          <table:table-cell office:value-type="float" office:value="44.194461">
            <text:p>44.194461</text:p>
          </table:table-cell>
        </table:table-row>
        <table:table-row table:style-name="ro1">
          <table:table-cell office:value-type="float" office:value="200000">
            <text:p>200000</text:p>
          </table:table-cell>
          <table:table-cell table:style-name="ce2"/>
          <table:table-cell office:value-type="float" office:value="258.337628">
            <text:p>258.337628</text:p>
          </table:table-cell>
          <table:table-cell table:number-columns-repeated="2" table:style-name="ce2" office:value-type="string">
            <text:p>DNF</text:p>
          </table:table-cell>
          <table:table-cell office:value-type="float" office:value="158.38282">
            <text:p>158.38282</text:p>
          </table:table-cell>
          <table:table-cell office:value-type="float" office:value="93.422975">
            <text:p>93.422975</text:p>
          </table:table-cell>
          <table:table-cell office:value-type="float" office:value="97.429993">
            <text:p>97.429993</text:p>
          </table:table-cell>
        </table:table-row>
        <table:table-row table:style-name="ro1">
          <table:table-cell office:value-type="float" office:value="500000">
            <text:p>500000</text:p>
          </table:table-cell>
          <table:table-cell table:style-name="ce2"/>
          <table:table-cell office:value-type="float" office:value="796.996293">
            <text:p>796.996293</text:p>
          </table:table-cell>
          <table:table-cell table:number-columns-repeated="2" table:style-name="ce2" office:value-type="string">
            <text:p>DNF</text:p>
          </table:table-cell>
          <table:table-cell office:value-type="float" office:value="454.032771">
            <text:p>454.032771</text:p>
          </table:table-cell>
          <table:table-cell office:value-type="float" office:value="290.643854">
            <text:p>290.643854</text:p>
          </table:table-cell>
          <table:table-cell office:value-type="float" office:value="303.178977">
            <text:p>303.178977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table:style-name="ce2"/>
          <table:table-cell office:value-type="float" office:value="1816.485003">
            <text:p>1816.485003</text:p>
          </table:table-cell>
          <table:table-cell table:number-columns-repeated="2" table:style-name="ce2" office:value-type="string">
            <text:p>DNF</text:p>
          </table:table-cell>
          <table:table-cell office:value-type="float" office:value="1954.595204">
            <text:p>1954.595204</text:p>
          </table:table-cell>
          <table:table-cell office:value-type="float" office:value="665.837137">
            <text:p>665.837137</text:p>
          </table:table-cell>
          <table:table-cell office:value-type="float" office:value="700.827472">
            <text:p>700.827472</text:p>
          </table:table-cell>
        </table:table-row>
        <table:table-row table:style-name="ro1">
          <table:table-cell office:value-type="float" office:value="2000000">
            <text:p>2000000</text:p>
          </table:table-cell>
          <table:table-cell table:style-name="ce2"/>
          <table:table-cell office:value-type="float" office:value="4178.30651">
            <text:p>4178.30651</text:p>
          </table:table-cell>
          <table:table-cell table:number-columns-repeated="2" table:style-name="ce2" office:value-type="string">
            <text:p>DNF</text:p>
          </table:table-cell>
          <table:table-cell table:style-name="ce2" office:value-type="float" office:value="2976.057594">
            <text:p>2976.057594</text:p>
          </table:table-cell>
          <table:table-cell office:value-type="float" office:value="1523.267786">
            <text:p>1523.267786</text:p>
          </table:table-cell>
          <table:table-cell office:value-type="float" office:value="1643.509526">
            <text:p>1643.509526</text:p>
          </table:table-cell>
        </table:table-row>
        <table:table-row table:style-name="ro1">
          <table:table-cell office:value-type="float" office:value="5000000">
            <text:p>5000000</text:p>
          </table:table-cell>
          <table:table-cell table:style-name="ce2"/>
          <table:table-cell office:value-type="float" office:value="12599.892259">
            <text:p>12599.892259</text:p>
          </table:table-cell>
          <table:table-cell table:number-columns-repeated="2" table:style-name="ce2" office:value-type="string">
            <text:p>DNF</text:p>
          </table:table-cell>
          <table:table-cell table:style-name="ce2" office:value-type="float" office:value="8651.021336">
            <text:p>8651.021336</text:p>
          </table:table-cell>
          <table:table-cell office:value-type="float" office:value="4468.304037">
            <text:p>4468.304037</text:p>
          </table:table-cell>
          <table:table-cell office:value-type="float" office:value="5177.505199">
            <text:p>5177.505199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ce3" table:number-columns-repeated="2"/>
          <table:table-cell table:number-columns-repeated="2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1">11/03/2014</text:date>, <text:time>22:37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Euesden</meta:initial-creator>
    <meta:creation-date>2014-03-09T18:47:44.87</meta:creation-date>
    <dc:date>2014-03-11T22:37:45.85</dc:date>
    <dc:creator>James Euesden</dc:creator>
    <meta:editing-duration>PT5H2M57S</meta:editing-duration>
    <meta:editing-cycles>15</meta:editing-cycles>
    <meta:generator>OpenOffice/4.0.1$Win32 OpenOffice.org_project/401m5$Build-9714</meta:generator>
    <meta:document-statistic meta:table-count="3" meta:cell-count="14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pline-resolution="30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8.413cm" svg:height="13.576cm" xlink:href=".." xlink:type="simple" chart:class="chart:line" chart:style-name="ch1">
        <chart:title svg:x="9.493cm" svg:y="0.407cm" chart:style-name="ch2">
          <text:p>Average Runtimes of Various Sorting Algorithms</text:p>
        </chart:title>
        <chart:subtitle svg:x="12.601cm" svg:y="1.482cm" chart:style-name="ch3">
          <text:p>All algorithms on all data sets</text:p>
        </chart:subtitle>
        <chart:legend chart:legend-position="end" svg:x="25.773cm" svg:y="4.904cm" style:legend-expansion="high" chart:style-name="ch4"/>
        <chart:plot-area chart:style-name="ch5" table:cell-range-address="Sheet1.A1:Sheet1.H19" chart:data-source-has-labels="both" svg:x="1.494cm" svg:y="2.147cm" svg:width="24.79cm" svg:height="10.148cm">
          <chartooo:coordinate-region svg:x="2.671cm" svg:y="2.359cm" svg:width="22.963cm" svg:height="9.263cm"/>
          <chart:axis chart:dimension="x" chart:name="primary-x" chart:style-name="ch6" chartooo:axis-type="auto">
            <chartooo:date-scale/>
            <chart:title svg:x="12.892cm" svg:y="12.567cm" chart:style-name="ch7">
              <text:p>Data set size</text:p>
            </chart:title>
            <chart:categories table:cell-range-address="Sheet1.A2:Sheet1.A19"/>
          </chart:axis>
          <chart:axis chart:dimension="y" chart:name="primary-y" chart:style-name="ch6">
            <chart:title svg:x="0.339cm" svg:y="8.985cm" chart:style-name="ch8">
              <text:p>Runtime (milliseconds)</text:p>
            </chart:title>
            <chart:grid chart:style-name="ch9" chart:class="major"/>
          </chart:axis>
          <chart:series chart:style-name="ch10" chart:values-cell-range-address="Sheet1.B2:Sheet1.B19" chart:label-cell-address="Sheet1.B1:Sheet1.B1" chart:class="chart:line">
            <chart:data-point chart:repeated="18"/>
          </chart:series>
          <chart:series chart:style-name="ch11" chart:values-cell-range-address="Sheet1.C2:Sheet1.C19" chart:label-cell-address="Sheet1.C1:Sheet1.C1" chart:class="chart:line">
            <chart:data-point chart:repeated="18"/>
          </chart:series>
          <chart:series chart:style-name="ch12" chart:values-cell-range-address="Sheet1.D2:Sheet1.D19" chart:label-cell-address="Sheet1.D1:Sheet1.D1" chart:class="chart:line">
            <chart:data-point chart:repeated="18"/>
          </chart:series>
          <chart:series chart:style-name="ch13" chart:values-cell-range-address="Sheet1.E2:Sheet1.E19" chart:label-cell-address="Sheet1.E1:Sheet1.E1" chart:class="chart:line">
            <chart:data-point chart:repeated="18"/>
          </chart:series>
          <chart:series chart:style-name="ch14" chart:values-cell-range-address="Sheet1.F2:Sheet1.F19" chart:label-cell-address="Sheet1.F1:Sheet1.F1" chart:class="chart:line">
            <chart:data-point chart:repeated="18"/>
          </chart:series>
          <chart:series chart:style-name="ch15" chart:values-cell-range-address="Sheet1.G2:Sheet1.G19" chart:label-cell-address="Sheet1.G1:Sheet1.G1" chart:class="chart:line">
            <chart:data-point chart:repeated="18"/>
          </chart:series>
          <chart:series chart:style-name="ch16" chart:values-cell-range-address="Sheet1.H2:Sheet1.H19" chart:label-cell-address="Sheet1.H1:Sheet1.H1" chart:class="chart:line">
            <chart:data-point chart:repeated="1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</text:p>
                <draw:g>
                  <svg:desc>Sheet1.B1:Sheet1.B1</svg:desc>
                </draw:g>
              </table:table-cell>
              <table:table-cell office:value-type="string">
                <text:p>Shell</text:p>
                <draw:g>
                  <svg:desc>Sheet1.C1:Sheet1.C1</svg:desc>
                </draw:g>
              </table:table-cell>
              <table:table-cell office:value-type="string">
                <text:p>Insertion</text:p>
                <draw:g>
                  <svg:desc>Sheet1.D1:Sheet1.D1</svg:desc>
                </draw:g>
              </table:table-cell>
              <table:table-cell office:value-type="string">
                <text:p>Select</text:p>
                <draw:g>
                  <svg:desc>Sheet1.E1:Sheet1.E1</svg:desc>
                </draw:g>
              </table:table-cell>
              <table:table-cell office:value-type="string">
                <text:p>Radix</text:p>
                <draw:g>
                  <svg:desc>Sheet1.F1:Sheet1.F1</svg:desc>
                </draw:g>
              </table:table-cell>
              <table:table-cell office:value-type="string">
                <text:p>Merge</text:p>
                <draw:g>
                  <svg:desc>Sheet1.G1:Sheet1.G1</svg:desc>
                </draw:g>
              </table:table-cell>
              <table:table-cell office:value-type="string">
                <text:p>Quick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2:Sheet1.A19</svg:desc>
                </draw:g>
              </table:table-cell>
              <table:table-cell office:value-type="float" office:value="0.013219">
                <text:p>0.013219</text:p>
                <draw:g>
                  <svg:desc>Sheet1.B2:Sheet1.B19</svg:desc>
                </draw:g>
              </table:table-cell>
              <table:table-cell office:value-type="float" office:value="0.008111">
                <text:p>0.008111</text:p>
                <draw:g>
                  <svg:desc>Sheet1.C2:Sheet1.C19</svg:desc>
                </draw:g>
              </table:table-cell>
              <table:table-cell office:value-type="float" office:value="0.007606">
                <text:p>0.007606</text:p>
                <draw:g>
                  <svg:desc>Sheet1.D2:Sheet1.D19</svg:desc>
                </draw:g>
              </table:table-cell>
              <table:table-cell office:value-type="float" office:value="0.013073">
                <text:p>0.013073</text:p>
                <draw:g>
                  <svg:desc>Sheet1.E2:Sheet1.E19</svg:desc>
                </draw:g>
              </table:table-cell>
              <table:table-cell office:value-type="float" office:value="0.115863">
                <text:p>0.115863</text:p>
                <draw:g>
                  <svg:desc>Sheet1.F2:Sheet1.F19</svg:desc>
                </draw:g>
              </table:table-cell>
              <table:table-cell office:value-type="float" office:value="0.017084">
                <text:p>0.017084</text:p>
                <draw:g>
                  <svg:desc>Sheet1.G2:Sheet1.G19</svg:desc>
                </draw:g>
              </table:table-cell>
              <table:table-cell office:value-type="float" office:value="0.025373">
                <text:p>0.025373</text:p>
                <draw:g>
                  <svg:desc>Sheet1.H2:Sheet1.H1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7298">
                <text:p>0.007298</text:p>
              </table:table-cell>
              <table:table-cell office:value-type="float" office:value="0.01269">
                <text:p>0.01269</text:p>
              </table:table-cell>
              <table:table-cell office:value-type="float" office:value="0.012311">
                <text:p>0.012311</text:p>
              </table:table-cell>
              <table:table-cell office:value-type="float" office:value="0.008664">
                <text:p>0.008664</text:p>
              </table:table-cell>
              <table:table-cell office:value-type="float" office:value="0.043089">
                <text:p>0.043089</text:p>
              </table:table-cell>
              <table:table-cell office:value-type="float" office:value="0.024943">
                <text:p>0.024943</text:p>
              </table:table-cell>
              <table:table-cell office:value-type="float" office:value="0.041569">
                <text:p>0.04156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16286">
                <text:p>0.016286</text:p>
              </table:table-cell>
              <table:table-cell office:value-type="float" office:value="0.004796">
                <text:p>0.004796</text:p>
              </table:table-cell>
              <table:table-cell office:value-type="float" office:value="0.005135">
                <text:p>0.005135</text:p>
              </table:table-cell>
              <table:table-cell office:value-type="float" office:value="0.013176">
                <text:p>0.013176</text:p>
              </table:table-cell>
              <table:table-cell office:value-type="float" office:value="0.023692">
                <text:p>0.023692</text:p>
              </table:table-cell>
              <table:table-cell office:value-type="float" office:value="0.045627">
                <text:p>0.045627</text:p>
              </table:table-cell>
              <table:table-cell office:value-type="float" office:value="0.052429">
                <text:p>0.05242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62724">
                <text:p>0.062724</text:p>
              </table:table-cell>
              <table:table-cell office:value-type="float" office:value="0.007077">
                <text:p>0.007077</text:p>
              </table:table-cell>
              <table:table-cell office:value-type="float" office:value="0.014246">
                <text:p>0.014246</text:p>
              </table:table-cell>
              <table:table-cell office:value-type="float" office:value="0.033244">
                <text:p>0.033244</text:p>
              </table:table-cell>
              <table:table-cell office:value-type="float" office:value="0.041897">
                <text:p>0.041897</text:p>
              </table:table-cell>
              <table:table-cell office:value-type="float" office:value="0.014111">
                <text:p>0.014111</text:p>
              </table:table-cell>
              <table:table-cell office:value-type="float" office:value="0.029009">
                <text:p>0.02900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255041">
                <text:p>0.255041</text:p>
              </table:table-cell>
              <table:table-cell office:value-type="float" office:value="0.02128">
                <text:p>0.02128</text:p>
              </table:table-cell>
              <table:table-cell office:value-type="float" office:value="0.037511">
                <text:p>0.037511</text:p>
              </table:table-cell>
              <table:table-cell office:value-type="float" office:value="0.138119">
                <text:p>0.138119</text:p>
              </table:table-cell>
              <table:table-cell office:value-type="float" office:value="0.067472">
                <text:p>0.067472</text:p>
              </table:table-cell>
              <table:table-cell office:value-type="float" office:value="0.026463">
                <text:p>0.026463</text:p>
              </table:table-cell>
              <table:table-cell office:value-type="float" office:value="0.028752">
                <text:p>0.02875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.721142">
                <text:p>1.721142</text:p>
              </table:table-cell>
              <table:table-cell office:value-type="float" office:value="0.118429">
                <text:p>0.118429</text:p>
              </table:table-cell>
              <table:table-cell office:value-type="float" office:value="0.272361">
                <text:p>0.272361</text:p>
              </table:table-cell>
              <table:table-cell office:value-type="float" office:value="0.81872">
                <text:p>0.81872</text:p>
              </table:table-cell>
              <table:table-cell office:value-type="float" office:value="0.18981">
                <text:p>0.18981</text:p>
              </table:table-cell>
              <table:table-cell office:value-type="float" office:value="0.132431">
                <text:p>0.132431</text:p>
              </table:table-cell>
              <table:table-cell office:value-type="float" office:value="0.103453">
                <text:p>0.10345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6.954642">
                <text:p>6.954642</text:p>
              </table:table-cell>
              <table:table-cell office:value-type="float" office:value="0.232347">
                <text:p>0.232347</text:p>
              </table:table-cell>
              <table:table-cell office:value-type="float" office:value="0.959468">
                <text:p>0.959468</text:p>
              </table:table-cell>
              <table:table-cell office:value-type="float" office:value="3.161142">
                <text:p>3.161142</text:p>
              </table:table-cell>
              <table:table-cell office:value-type="float" office:value="0.323236">
                <text:p>0.323236</text:p>
              </table:table-cell>
              <table:table-cell office:value-type="float" office:value="0.193064">
                <text:p>0.193064</text:p>
              </table:table-cell>
              <table:table-cell office:value-type="float" office:value="0.19718">
                <text:p>0.1971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8.538557">
                <text:p>28.538557</text:p>
              </table:table-cell>
              <table:table-cell office:value-type="float" office:value="0.558958">
                <text:p>0.558958</text:p>
              </table:table-cell>
              <table:table-cell office:value-type="float" office:value="4.1215">
                <text:p>4.1215</text:p>
              </table:table-cell>
              <table:table-cell office:value-type="float" office:value="11.62406">
                <text:p>11.62406</text:p>
              </table:table-cell>
              <table:table-cell office:value-type="float" office:value="0.63073">
                <text:p>0.63073</text:p>
              </table:table-cell>
              <table:table-cell office:value-type="float" office:value="0.395953">
                <text:p>0.395953</text:p>
              </table:table-cell>
              <table:table-cell office:value-type="float" office:value="0.406859">
                <text:p>0.40685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86.265751">
                <text:p>186.265751</text:p>
              </table:table-cell>
              <table:table-cell office:value-type="float" office:value="1.729134">
                <text:p>1.729134</text:p>
              </table:table-cell>
              <table:table-cell office:value-type="float" office:value="26.66457">
                <text:p>26.66457</text:p>
              </table:table-cell>
              <table:table-cell office:value-type="float" office:value="75.309439">
                <text:p>75.309439</text:p>
              </table:table-cell>
              <table:table-cell office:value-type="float" office:value="1.568536">
                <text:p>1.568536</text:p>
              </table:table-cell>
              <table:table-cell office:value-type="float" office:value="1.16239">
                <text:p>1.16239</text:p>
              </table:table-cell>
              <table:table-cell office:value-type="float" office:value="1.179668">
                <text:p>1.17966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819.756882">
                <text:p>819.756882</text:p>
              </table:table-cell>
              <table:table-cell office:value-type="float" office:value="3.990999">
                <text:p>3.990999</text:p>
              </table:table-cell>
              <table:table-cell office:value-type="float" office:value="126.899017">
                <text:p>126.899017</text:p>
              </table:table-cell>
              <table:table-cell office:value-type="float" office:value="328.00296">
                <text:p>328.00296</text:p>
              </table:table-cell>
              <table:table-cell office:value-type="float" office:value="2.664475">
                <text:p>2.664475</text:p>
              </table:table-cell>
              <table:table-cell office:value-type="float" office:value="2.522151">
                <text:p>2.522151</text:p>
              </table:table-cell>
              <table:table-cell office:value-type="float" office:value="2.613708">
                <text:p>2.613708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3697.893734">
                <text:p>3697.893734</text:p>
              </table:table-cell>
              <table:table-cell office:value-type="float" office:value="9.357743">
                <text:p>9.357743</text:p>
              </table:table-cell>
              <table:table-cell office:value-type="float" office:value="575.485706">
                <text:p>575.485706</text:p>
              </table:table-cell>
              <table:table-cell office:value-type="float" office:value="1418.615488">
                <text:p>1418.615488</text:p>
              </table:table-cell>
              <table:table-cell office:value-type="float" office:value="5.278586">
                <text:p>5.278586</text:p>
              </table:table-cell>
              <table:table-cell office:value-type="float" office:value="5.630202">
                <text:p>5.630202</text:p>
              </table:table-cell>
              <table:table-cell office:value-type="float" office:value="6.007934">
                <text:p>6.007934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25000">
                <text:p>25000</text:p>
              </table:table-cell>
              <table:table-cell office:value-type="float" office:value="34.923499">
                <text:p>34.923499</text:p>
              </table:table-cell>
              <table:table-cell office:value-type="float" office:value="5254.582966">
                <text:p>5254.582966</text:p>
              </table:table-cell>
              <table:table-cell office:value-type="float" office:value="12060.082066">
                <text:p>12060.082066</text:p>
              </table:table-cell>
              <table:table-cell office:value-type="float" office:value="21.000163">
                <text:p>21.000163</text:p>
              </table:table-cell>
              <table:table-cell office:value-type="float" office:value="16.642173">
                <text:p>16.642173</text:p>
              </table:table-cell>
              <table:table-cell office:value-type="float" office:value="17.970252">
                <text:p>17.97025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NaN">
                <text:p>NaN</text:p>
              </table:table-cell>
              <table:table-cell office:value-type="float" office:value="104.732371">
                <text:p>104.732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.350368">
                <text:p>70.350368</text:p>
              </table:table-cell>
              <table:table-cell office:value-type="float" office:value="39.906916">
                <text:p>39.906916</text:p>
              </table:table-cell>
              <table:table-cell office:value-type="float" office:value="44.194461">
                <text:p>44.194461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NaN">
                <text:p>NaN</text:p>
              </table:table-cell>
              <table:table-cell office:value-type="float" office:value="258.337628">
                <text:p>258.337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.38282">
                <text:p>158.38282</text:p>
              </table:table-cell>
              <table:table-cell office:value-type="float" office:value="93.422975">
                <text:p>93.422975</text:p>
              </table:table-cell>
              <table:table-cell office:value-type="float" office:value="97.429993">
                <text:p>97.429993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NaN">
                <text:p>NaN</text:p>
              </table:table-cell>
              <table:table-cell office:value-type="float" office:value="796.996293">
                <text:p>796.996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4.032771">
                <text:p>454.032771</text:p>
              </table:table-cell>
              <table:table-cell office:value-type="float" office:value="290.643854">
                <text:p>290.643854</text:p>
              </table:table-cell>
              <table:table-cell office:value-type="float" office:value="303.178977">
                <text:p>303.178977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816.485003">
                <text:p>1816.485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54.595204">
                <text:p>1954.595204</text:p>
              </table:table-cell>
              <table:table-cell office:value-type="float" office:value="665.837137">
                <text:p>665.837137</text:p>
              </table:table-cell>
              <table:table-cell office:value-type="float" office:value="700.827472">
                <text:p>700.827472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NaN">
                <text:p>NaN</text:p>
              </table:table-cell>
              <table:table-cell office:value-type="float" office:value="4178.30651">
                <text:p>4178.30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76.057594">
                <text:p>2976.057594</text:p>
              </table:table-cell>
              <table:table-cell office:value-type="float" office:value="1523.267786">
                <text:p>1523.267786</text:p>
              </table:table-cell>
              <table:table-cell office:value-type="float" office:value="1643.509526">
                <text:p>1643.509526</text:p>
              </table:table-cell>
            </table:table-row>
            <table:table-row>
              <table:table-cell office:value-type="float" office:value="5000000">
                <text:p>5000000</text:p>
              </table:table-cell>
              <table:table-cell office:value-type="float" office:value="NaN">
                <text:p>NaN</text:p>
              </table:table-cell>
              <table:table-cell office:value-type="float" office:value="12599.892259">
                <text:p>12599.892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51.021336">
                <text:p>8651.021336</text:p>
              </table:table-cell>
              <table:table-cell office:value-type="float" office:value="4468.304037">
                <text:p>4468.304037</text:p>
              </table:table-cell>
              <table:table-cell office:value-type="float" office:value="5177.505199">
                <text:p>5177.5051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